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A000000620C313918B6C9E8CC.png" manifest:media-type="image/png"/>
  <manifest:file-entry manifest:full-path="Pictures/10000000000000CA000000628595AD5B5B41E6E1.png" manifest:media-type="image/png"/>
  <manifest:file-entry manifest:full-path="Pictures/10000000000000CA00000062A463F0259F6DBF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.62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000000" draw:marker-start-width="0.279cm" draw:marker-end-width="0.279cm" draw:stroke-linejoin="miter" draw:fill-color="#ffffff" draw:textarea-horizontal-align="justify" draw:textarea-vertical-align="middle" draw:auto-grow-height="false" fo:min-height="2.254cm" fo:min-width="4.755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stroke-linejoin="miter" draw:fill-color="#000000" draw:textarea-horizontal-align="justify" draw:textarea-vertical-align="middle" draw:auto-grow-height="false" fo:min-height="2.254cm" fo:min-width="0.306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stroke-linejoin="miter" draw:fill-color="#000000" draw:textarea-horizontal-align="justify" draw:textarea-vertical-align="middle" draw:auto-grow-height="false" fo:min-height="2.254cm" fo:min-width="1.233cm" fo:padding-top="0.151cm" fo:padding-bottom="0.151cm" fo:padding-left="0.276cm" fo:padding-right="0.276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3cm" svg:stroke-color="#000000" draw:marker-start-width="0.279cm" draw:marker-end-width="0.279cm" draw:stroke-linejoin="miter" draw:fill-color="#000000" draw:textarea-horizontal-align="justify" draw:textarea-vertical-align="middle" draw:auto-grow-height="false" fo:min-height="2.254cm" fo:min-width="0.48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stroke-linejoin="miter" draw:fill-color="#ffffff" draw:textarea-horizontal-align="justify" draw:textarea-vertical-align="middle" draw:auto-grow-height="false" fo:min-height="2.23cm" fo:min-width="4.835cm" fo:padding-top="0.151cm" fo:padding-bottom="0.151cm" fo:padding-left="0.276cm" fo:padding-right="0.276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.051cm)" draw:image-opacity="100%" style:mirror="non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.895cm, 0cm, 1.828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.071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887cm, 0cm, 1.797cm)" draw:image-opacity="100%" style:mirror="none"/>
    </style:style>
    <style:style style:name="gr14" style:family="graphic" style:parent-style-name="objectwithoutfill">
      <style:graphic-properties svg:stroke-width="0.212cm" svg:stroke-color="#cc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053cm" svg:stroke-color="#ff66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6" style:family="graphic" style:parent-style-name="standard">
      <style:graphic-properties svg:stroke-width="0.053cm" svg:stroke-color="#000000" draw:marker-start-width="0.279cm" draw:marker-end-width="0.279cm" draw:stroke-linejoin="miter" draw:fill="none" draw:fill-color="#ffffff" draw:textarea-horizontal-align="justify" draw:textarea-vertical-align="middle" draw:auto-grow-height="false" fo:min-height="2.254cm" fo:min-width="4.755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stroke-linejoin="miter" draw:fill-color="#ffffff" draw:textarea-horizontal-align="justify" draw:textarea-vertical-align="middle" draw:auto-grow-height="false" fo:min-height="2.241cm" fo:min-width="4.445cm" fo:padding-top="0.151cm" fo:padding-bottom="0.151cm" fo:padding-left="0.276cm" fo:padding-right="0.276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.063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3.515cm, 0cm, 1.064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4.459cm)" draw:image-opacity="100%" style:mirror="none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2.206cm" fo:min-width="0.555cm"/>
    </style:style>
    <style:style style:name="gr22" style:family="graphic" style:parent-style-name="standard">
      <style:graphic-properties svg:stroke-width="0.053cm" svg:stroke-color="#000000" draw:marker-start-width="0.279cm" draw:marker-end-width="0.279cm" draw:stroke-linejoin="miter" draw:fill="none" draw:fill-color="#ffffff" draw:textarea-horizontal-align="justify" draw:textarea-vertical-align="middle" draw:auto-grow-height="false" fo:min-height="2.254cm" fo:min-width="4.724cm" fo:padding-top="0.151cm" fo:padding-bottom="0.151cm" fo:padding-left="0.276cm" fo:padding-right="0.276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21cm" svg:height="0.963cm" svg:x="-14.856cm" svg:y="10.255cm">
          <draw:text-box>
            <text:p>('REPLACE','ALPHATOP','MULTIPLY','TOP');</text:p>
          </draw:text-box>
        </draw:frame>
        <draw:frame draw:style-name="gr2" draw:text-style-name="P2" draw:layer="layout" svg:width="1.12cm" svg:height="1.432cm" svg:x="10.822cm" svg:y="20.764cm">
          <draw:text-box>
            <text:p><text:span text:style-name="T1">+</text:span></text:p>
          </draw:text-box>
        </draw:frame>
        <draw:frame draw:style-name="gr2" draw:text-style-name="P2" draw:layer="layout" svg:width="1.12cm" svg:height="1.432cm" svg:x="17.344cm" svg:y="20.764cm">
          <draw:text-box>
            <text:p><text:span text:style-name="T1">=</text:span></text:p>
          </draw:text-box>
        </draw:frame>
        <draw:g>
          <draw:frame draw:style-name="gr3" draw:text-style-name="P3" draw:layer="layout" svg:width="5.344cm" svg:height="2.592cm" svg:x="11.971cm" svg:y="18.662cm">
            <draw:image xlink:href="Pictures/10000000000000CA000000628595AD5B5B41E6E1.png" xlink:type="simple" xlink:show="embed" xlink:actuate="onLoad">
              <text:p/>
            </draw:image>
          </draw:frame>
          <draw:g>
            <draw:custom-shape draw:style-name="gr4" draw:text-style-name="P4" draw:layer="layout" svg:width="5.307cm" svg:height="2.556cm" svg:x="11.985cm" svg:y="21.74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0.858cm" svg:height="2.556cm" svg:x="16.434cm" svg:y="21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1.785cm" svg:height="2.556cm" svg:x="11.973cm" svg:y="21.743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3" draw:text-style-name="P3" draw:layer="layout" svg:width="5.344cm" svg:height="2.592cm" svg:x="5.449cm" svg:y="14.376cm">
          <draw:image xlink:href="Pictures/10000000000000CA00000062A463F0259F6DBF26.png" xlink:type="simple" xlink:show="embed" xlink:actuate="onLoad">
            <text:p/>
          </draw:image>
        </draw:frame>
        <draw:frame draw:style-name="gr3" draw:text-style-name="P3" draw:layer="layout" svg:width="5.344cm" svg:height="2.592cm" svg:x="11.971cm" svg:y="14.376cm">
          <draw:image xlink:href="Pictures/10000000000000CA000000628595AD5B5B41E6E1.png" xlink:type="simple" xlink:show="embed" xlink:actuate="onLoad">
            <text:p/>
          </draw:image>
        </draw:frame>
        <draw:frame draw:style-name="gr2" draw:text-style-name="P2" draw:layer="layout" svg:width="1.12cm" svg:height="1.432cm" svg:x="10.822cm" svg:y="14.956cm">
          <draw:text-box>
            <text:p><text:span text:style-name="T1">+</text:span></text:p>
          </draw:text-box>
        </draw:frame>
        <draw:frame draw:style-name="gr2" draw:text-style-name="P2" draw:layer="layout" svg:width="1.12cm" svg:height="1.432cm" svg:x="17.344cm" svg:y="14.956cm">
          <draw:text-box>
            <text:p><text:span text:style-name="T1">=</text:span></text:p>
          </draw:text-box>
        </draw:frame>
        <draw:frame draw:style-name="gr7" draw:text-style-name="P6" draw:layer="layout" svg:width="5.344cm" svg:height="2.592cm" svg:x="18.493cm" svg:y="14.376cm">
          <draw:image xlink:href="Pictures/10000000000000CA000000620C313918B6C9E8CC.png" xlink:type="simple" xlink:show="embed" xlink:actuate="onLoad">
            <text:p/>
          </draw:image>
        </draw:frame>
        <draw:g>
          <draw:frame draw:style-name="gr3" draw:text-style-name="P3" draw:layer="layout" svg:width="5.344cm" svg:height="2.592cm" svg:x="5.449cm" svg:y="18.662cm">
            <draw:image xlink:href="Pictures/10000000000000CA00000062A463F0259F6DBF26.png" xlink:type="simple" xlink:show="embed" xlink:actuate="onLoad">
              <text:p/>
            </draw:image>
          </draw:frame>
          <draw:g>
            <draw:custom-shape draw:style-name="gr4" draw:text-style-name="P4" draw:layer="layout" svg:width="5.307cm" svg:height="2.556cm" svg:x="5.465cm" svg:y="21.74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1.04cm" svg:height="2.556cm" svg:x="5.453cm" svg:y="21.743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4" draw:text-style-name="P4" draw:layer="layout" svg:width="5.307cm" svg:height="2.556cm" svg:x="18.593cm" svg:y="21.74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1.04cm" svg:height="2.556cm" svg:x="18.581cm" svg:y="21.7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4" draw:layer="layout" svg:width="5.387cm" svg:height="2.532cm" svg:x="18.536cm" svg:y="18.686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3" draw:layer="layout" svg:width="4.292cm" svg:height="2.592cm" svg:x="19.653cm" svg:y="18.662cm">
              <draw:image xlink:href="Pictures/10000000000000CA00000062A463F0259F6DBF26.png" xlink:type="simple" xlink:show="embed" xlink:actuate="onLoad">
                <text:p/>
              </draw:image>
            </draw:frame>
            <draw:frame draw:style-name="gr11" draw:text-style-name="P6" draw:layer="layout" svg:width="2.62cm" svg:height="2.592cm" svg:x="20.396cm" svg:y="18.662cm">
              <draw:image xlink:href="Pictures/10000000000000CA000000620C313918B6C9E8CC.png" xlink:type="simple" xlink:show="embed" xlink:actuate="onLoad">
                <text:p/>
              </draw:image>
            </draw:frame>
          </draw:g>
        </draw:g>
        <draw:frame draw:style-name="gr2" draw:text-style-name="P2" draw:layer="layout" svg:width="1.12cm" svg:height="1.432cm" svg:x="10.813cm" svg:y="3.106cm">
          <draw:text-box>
            <text:p><text:span text:style-name="T1">+</text:span></text:p>
          </draw:text-box>
        </draw:frame>
        <draw:frame draw:style-name="gr2" draw:text-style-name="P2" draw:layer="layout" svg:width="1.12cm" svg:height="1.432cm" svg:x="17.335cm" svg:y="3.106cm">
          <draw:text-box>
            <text:p><text:span text:style-name="T1">=</text:span></text:p>
          </draw:text-box>
        </draw:frame>
        <draw:g>
          <draw:frame draw:style-name="gr3" draw:text-style-name="P3" draw:layer="layout" svg:width="5.344cm" svg:height="2.592cm" svg:x="11.962cm" svg:y="1.004cm">
            <draw:image xlink:href="Pictures/10000000000000CA000000628595AD5B5B41E6E1.png" xlink:type="simple" xlink:show="embed" xlink:actuate="onLoad">
              <text:p/>
            </draw:image>
          </draw:frame>
          <draw:g>
            <draw:custom-shape draw:style-name="gr4" draw:text-style-name="P4" draw:layer="layout" svg:width="5.307cm" svg:height="2.556cm" svg:x="11.976cm" svg:y="4.08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0.858cm" svg:height="2.556cm" svg:x="16.425cm" svg:y="4.0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1.785cm" svg:height="2.556cm" svg:x="11.964cm" svg:y="4.08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frame draw:style-name="gr3" draw:text-style-name="P3" draw:layer="layout" svg:width="5.344cm" svg:height="2.592cm" svg:x="5.44cm" svg:y="1.004cm">
            <draw:image xlink:href="Pictures/10000000000000CA00000062A463F0259F6DBF26.png" xlink:type="simple" xlink:show="embed" xlink:actuate="onLoad">
              <text:p/>
            </draw:image>
          </draw:frame>
          <draw:g>
            <draw:custom-shape draw:style-name="gr4" draw:text-style-name="P4" draw:layer="layout" svg:width="5.307cm" svg:height="2.556cm" svg:x="5.456cm" svg:y="4.08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1.04cm" svg:height="2.556cm" svg:x="5.444cm" svg:y="4.08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4" draw:text-style-name="P4" draw:layer="layout" svg:width="5.307cm" svg:height="2.556cm" svg:x="18.608cm" svg:y="4.08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1.04cm" svg:height="2.556cm" svg:x="18.596cm" svg:y="4.0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4" draw:layer="layout" svg:width="5.387cm" svg:height="2.532cm" svg:x="18.556cm" svg:y="1.03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3" draw:layer="layout" svg:width="4.272cm" svg:height="2.592cm" svg:x="19.683cm" svg:y="1cm">
              <draw:image xlink:href="Pictures/10000000000000CA00000062A463F0259F6DBF26.png" xlink:type="simple" xlink:show="embed" xlink:actuate="onLoad">
                <text:p/>
              </draw:image>
            </draw:frame>
            <draw:frame draw:style-name="gr13" draw:text-style-name="P3" draw:layer="layout" svg:width="2.659cm" svg:height="2.592cm" svg:x="20.393cm" svg:y="1cm">
              <draw:image xlink:href="Pictures/10000000000000CA000000628595AD5B5B41E6E1.png" xlink:type="simple" xlink:show="embed" xlink:actuate="onLoad">
                <text:p/>
              </draw:image>
            </draw:frame>
          </draw:g>
        </draw:g>
        <draw:frame draw:style-name="gr2" draw:text-style-name="P2" draw:layer="layout" svg:width="1.12cm" svg:height="1.432cm" svg:x="10.813cm" svg:y="36.653cm">
          <draw:text-box>
            <text:p><text:span text:style-name="T1">+</text:span></text:p>
          </draw:text-box>
        </draw:frame>
        <draw:frame draw:style-name="gr2" draw:text-style-name="P2" draw:layer="layout" svg:width="1.12cm" svg:height="1.432cm" svg:x="17.335cm" svg:y="36.653cm">
          <draw:text-box>
            <text:p><text:span text:style-name="T1">=</text:span></text:p>
          </draw:text-box>
        </draw:frame>
        <draw:g>
          <draw:g>
            <draw:custom-shape draw:style-name="gr4" draw:text-style-name="P4" draw:layer="layout" svg:width="5.307cm" svg:height="2.556cm" svg:x="11.976cm" svg:y="37.63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0.858cm" svg:height="2.556cm" svg:x="16.425cm" svg:y="37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1.785cm" svg:height="2.556cm" svg:x="11.964cm" svg:y="37.6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5.307cm" svg:height="2.556cm" svg:x="11.978cm" svg:y="34.558cm">
              <text:p/>
              <draw:enhanced-geometry svg:viewBox="0 0 21600 21600" draw:type="rectangle" draw:enhanced-path="M 0 0 L 21600 0 21600 21600 0 21600 0 0 Z N"/>
            </draw:custom-shape>
            <draw:path draw:style-name="gr14" draw:text-style-name="P3" draw:layer="layout" svg:width="5.28cm" svg:height="1.811cm" svg:x="11.999cm" svg:y="34.955cm" svg:viewBox="0 0 5281 1812" svg:d="M0 0c1661 0 2804 318 2211 953-594 635-1113 710-824 839s3894-424 3894-424">
              <text:p/>
            </draw:path>
            <draw:path draw:style-name="gr15" draw:text-style-name="P3" draw:layer="layout" svg:width="5.298cm" svg:height="1.811cm" svg:x="12cm" svg:y="34.955cm" svg:viewBox="0 0 5299 1812" svg:d="M0 0c1667 0 2814 318 2218 953s-1117 710-826 839c290 129 3907-424 3907-424">
              <text:p/>
            </draw:path>
            <draw:custom-shape draw:style-name="gr16" draw:text-style-name="P7" draw:layer="layout" svg:width="5.307cm" svg:height="2.556cm" svg:x="11.978cm" svg:y="34.55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3" draw:text-style-name="P3" draw:layer="layout" svg:width="5.344cm" svg:height="2.592cm" svg:x="5.44cm" svg:y="30.265cm">
          <draw:image xlink:href="Pictures/10000000000000CA00000062A463F0259F6DBF26.png" xlink:type="simple" xlink:show="embed" xlink:actuate="onLoad">
            <text:p/>
          </draw:image>
        </draw:frame>
        <draw:frame draw:style-name="gr2" draw:text-style-name="P2" draw:layer="layout" svg:width="1.12cm" svg:height="1.432cm" svg:x="10.813cm" svg:y="30.845cm">
          <draw:text-box>
            <text:p><text:span text:style-name="T1">+</text:span></text:p>
          </draw:text-box>
        </draw:frame>
        <draw:frame draw:style-name="gr2" draw:text-style-name="P2" draw:layer="layout" svg:width="1.12cm" svg:height="1.432cm" svg:x="17.335cm" svg:y="30.845cm">
          <draw:text-box>
            <text:p><text:span text:style-name="T1">=</text:span></text:p>
          </draw:text-box>
        </draw:frame>
        <draw:g>
          <draw:frame draw:style-name="gr3" draw:text-style-name="P3" draw:layer="layout" svg:width="5.344cm" svg:height="2.592cm" svg:x="5.44cm" svg:y="34.551cm">
            <draw:image xlink:href="Pictures/10000000000000CA00000062A463F0259F6DBF26.png" xlink:type="simple" xlink:show="embed" xlink:actuate="onLoad">
              <text:p/>
            </draw:image>
          </draw:frame>
          <draw:g>
            <draw:custom-shape draw:style-name="gr4" draw:text-style-name="P4" draw:layer="layout" svg:width="5.307cm" svg:height="2.556cm" svg:x="5.456cm" svg:y="37.63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1.04cm" svg:height="2.556cm" svg:x="5.444cm" svg:y="37.63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7" draw:text-style-name="P4" draw:layer="layout" svg:width="4.997cm" svg:height="2.543cm" svg:x="18.536cm" svg:y="34.62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5.307cm" svg:height="2.556cm" svg:x="18.584cm" svg:y="37.63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1.04cm" svg:height="2.556cm" svg:x="18.572cm" svg:y="37.6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8" draw:text-style-name="P3" draw:layer="layout" svg:width="4.28cm" svg:height="2.592cm" svg:x="19.623cm" svg:y="34.6cm">
            <draw:image xlink:href="Pictures/10000000000000CA00000062A463F0259F6DBF26.png" xlink:type="simple" xlink:show="embed" xlink:actuate="onLoad">
              <text:p/>
            </draw:image>
          </draw:frame>
          <draw:path draw:style-name="gr14" draw:text-style-name="P3" draw:layer="layout" svg:width="5.28cm" svg:height="1.811cm" svg:x="18.605cm" svg:y="35.004cm" svg:viewBox="0 0 5281 1812" svg:d="M0 0c1661 0 2804 318 2211 953-594 635-1113 710-824 839s3894-424 3894-424">
            <text:p/>
          </draw:path>
          <draw:path draw:style-name="gr15" draw:text-style-name="P3" draw:layer="layout" svg:width="5.298cm" svg:height="1.811cm" svg:x="18.606cm" svg:y="35.004cm" svg:viewBox="0 0 5299 1812" svg:d="M0 0c1667 0 2814 318 2218 953s-1117 710-826 839c290 129 3907-424 3907-424">
            <text:p/>
          </draw:path>
          <draw:frame draw:style-name="gr19" draw:text-style-name="P3" draw:layer="layout" svg:width="0.764cm" svg:height="2.592cm" svg:x="19.623cm" svg:y="34.6cm">
            <draw:image xlink:href="Pictures/10000000000000CA00000062A463F0259F6DBF26.png" xlink:type="simple" xlink:show="embed" xlink:actuate="onLoad">
              <text:p/>
            </draw:image>
          </draw:frame>
          <draw:frame draw:style-name="gr20" draw:text-style-name="P3" draw:layer="layout" svg:width="0.884cm" svg:height="2.592cm" svg:x="23.019cm" svg:y="34.6cm">
            <draw:image xlink:href="Pictures/10000000000000CA00000062A463F0259F6DBF26.png" xlink:type="simple" xlink:show="embed" xlink:actuate="onLoad">
              <text:p/>
            </draw:image>
          </draw:frame>
          <draw:custom-shape draw:style-name="gr21" draw:text-style-name="P4" draw:layer="layout" svg:width="1.055cm" svg:height="2.456cm" svg:x="18.573cm" svg:y="34.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5.307cm" svg:height="2.556cm" svg:x="11.976cm" svg:y="30.325cm">
            <text:p/>
            <draw:enhanced-geometry svg:viewBox="0 0 21600 21600" draw:type="rectangle" draw:enhanced-path="M 0 0 L 21600 0 21600 21600 0 21600 0 0 Z N"/>
          </draw:custom-shape>
          <draw:path draw:style-name="gr14" draw:text-style-name="P3" draw:layer="layout" svg:width="5.28cm" svg:height="1.811cm" svg:x="11.997cm" svg:y="30.722cm" svg:viewBox="0 0 5281 1812" svg:d="M0 0c1661 0 2804 318 2211 953-594 635-1113 710-824 839s3894-424 3894-424">
            <text:p/>
          </draw:path>
          <draw:path draw:style-name="gr15" draw:text-style-name="P3" draw:layer="layout" svg:width="5.298cm" svg:height="1.811cm" svg:x="11.998cm" svg:y="30.722cm" svg:viewBox="0 0 5299 1812" svg:d="M0 0c1667 0 2814 318 2218 953s-1117 710-826 839c290 129 3907-424 3907-424">
            <text:p/>
          </draw:path>
          <draw:custom-shape draw:style-name="gr16" draw:text-style-name="P7" draw:layer="layout" svg:width="5.307cm" svg:height="2.556cm" svg:x="11.976cm" svg:y="30.325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3" draw:layer="layout" svg:width="5.344cm" svg:height="2.592cm" svg:x="18.593cm" svg:y="30.265cm">
          <draw:image xlink:href="Pictures/10000000000000CA00000062A463F0259F6DBF26.png" xlink:type="simple" xlink:show="embed" xlink:actuate="onLoad">
            <text:p/>
          </draw:image>
        </draw:frame>
        <draw:path draw:style-name="gr14" draw:text-style-name="P3" draw:layer="layout" svg:width="5.28cm" svg:height="1.811cm" svg:x="18.616cm" svg:y="30.722cm" svg:viewBox="0 0 5281 1812" svg:d="M0 0c1661 0 2804 318 2211 953-594 635-1113 710-824 839s3894-424 3894-424">
          <text:p/>
        </draw:path>
        <draw:path draw:style-name="gr15" draw:text-style-name="P3" draw:layer="layout" svg:width="5.298cm" svg:height="1.811cm" svg:x="18.617cm" svg:y="30.722cm" svg:viewBox="0 0 5299 1812" svg:d="M0 0c1667 0 2814 318 2218 953s-1117 710-826 839c290 129 3907-424 3907-424">
          <text:p/>
        </draw:path>
        <draw:custom-shape draw:style-name="gr22" draw:text-style-name="P7" draw:layer="layout" svg:width="5.276cm" svg:height="2.556cm" svg:x="18.635cm" svg:y="30.28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éo Satabin</meta:initial-creator>
    <meta:creation-date>2019-02-05T16:37:43.740031986</meta:creation-date>
    <meta:generator>LibreOffice/6.0.7.3$Linux_X86_64 LibreOffice_project/00m0$Build-3</meta:generator>
    <dc:date>2019-02-05T18:20:07.034921151</dc:date>
    <dc:creator>Théo Satabin</dc:creator>
    <meta:editing-duration>PT1H9M35S</meta:editing-duration>
    <meta:editing-cycles>8</meta:editing-cycles>
    <meta:document-statistic meta:object-count="88"/>
  </office:meta>
</office:document-meta>
</file>